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4cfe8" officeooo:paragraph-rsid="0014cfe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6pt" fo:font-style="italic" fo:font-weight="bold" officeooo:rsid="0014cfe8" officeooo:paragraph-rsid="0014cfe8" style:font-size-asian="26pt" style:font-style-asian="italic" style:font-weight-asian="bold" style:font-size-complex="26pt" style:font-style-complex="italic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6pt" fo:font-style="italic" style:text-underline-style="solid" style:text-underline-width="auto" style:text-underline-color="font-color" fo:font-weight="bold" officeooo:rsid="0014cfe8" officeooo:paragraph-rsid="0014cfe8" style:font-size-asian="26pt" style:font-style-asian="italic" style:font-weight-asian="bold" style:font-size-complex="26pt" style:font-style-complex="italic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20pt" fo:font-style="italic" fo:font-weight="normal" officeooo:rsid="0014cfe8" officeooo:paragraph-rsid="0014cfe8" style:font-size-asian="20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0pt" fo:font-style="italic" fo:font-weight="normal" officeooo:rsid="0014cfe8" officeooo:paragraph-rsid="0014cfe8" style:font-size-asian="20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0pt" fo:font-style="italic" fo:font-weight="normal" officeooo:rsid="0018382c" officeooo:paragraph-rsid="0018382c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Tarea 2.3 - Incorporar animaciones a nuestra web mediante CSS </text:p>
      <text:p text:style-name="P3"/>
      <text:p text:style-name="P4">Por Pedro González Jiménez</text:p>
      <text:p text:style-name="P5"/>
      <text:p text:style-name="P6">Para comenzar, puse una animación de fade-in en todas las páginas, junto con una animación de scale en el header, que aumente al pasar el ratón, para mejor estética.</text:p>
      <text:p text:style-name="P7"/>
      <text:p text:style-name="P7">Después, busqué animar las imágenes de las páginas web, en algunas creé animaciones con rotate al pasar el ratón y otras con scale <text:s/>al pasar el ratón también.</text:p>
      <text:p text:style-name="P7"/>
      <text:p text:style-name="P7">Más tarde pensé en animar algo de texto de las páginas, así que creé varias animaciones con transform para que el texto se vaya desplazando de izquierda a derecha(tomando como referencia el ejercicio de los peces realizado anteriormente en <text:span text:style-name="T1">clase</text:span>)</text:p>
      <text:p text:style-name="P7"/>
      <text:p text:style-name="P8">Añadí también una animación con skew en la página de información para que al iniciar la página entre el contenido tambaleándose de izquierda a derecha.</text:p>
      <text:p text:style-name="P8"/>
      <text:p text:style-name="P8"/>
      <text:p text:style-name="P8">Finalmente, añadí el transform con todo el contenido dado en una animación al lado del refrán o “frasecilla” de la página “Datos de la empresa” con 2 imágenes de cassete y terminé añadiendo el Css avanzado en cada uno de los header de las páginas, realizando un fondo anim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4cfe8" officeooo:paragraph-rsid="0014cf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tab/><text:tab/><text:bookmark-start text:name="PageNumWizard_FOOTER_Estilo de página predeterminado1"/><text:page-number text:select-page="current">2</text:page-number><text:bookmark-end text:name="PageNumWizard_FOOTER_Estilo de página predeterminado1"/></text:p>
        <text:p text:style-name="MP1">Pedro González Jiménez 2ºDAW 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1:55:04.966000000</meta:creation-date>
    <dc:date>2023-11-09T12:10:28.905000000</dc:date>
    <meta:editing-duration>PT15M23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9" meta:word-count="190" meta:character-count="1119" meta:non-whitespace-character-count="930"/>
  </office:meta>
</office:document-meta>
</file>